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0.7291in"/>
    </style:style>
    <style:style style:name="co7" style:family="table-column">
      <style:table-column-properties fo:break-before="auto" style:column-width="0.7709in"/>
    </style:style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number-columns-repeated="1017" table:default-cell-style-name="ce5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3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4" table:number-columns-repeated="1017" table:default-cell-style-name="ce5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5">00/00/0000</text:date>, <text:time style:data-style-name="N2" text:time-value="13:46:13.1803992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5-25T13:49:53.785234322</dc:date>
    <meta:editing-duration>PT1H18M57S</meta:editing-duration>
    <meta:editing-cycles>16</meta:editing-cycles>
    <meta:document-statistic meta:table-count="2" meta:cell-count="4639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